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100000000000038300000041F188AE17CADD765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nebenschlus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>
      <style:table-cell-properties fo:background-color="#80808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10000">
      <style:table-cell-properties style:diagonal-bl-tr="none" style:diagonal-tl-br="none" fo:background-color="transparent" fo:border="none" style:rotation-align="none"/>
    </style:style>
    <style:style style:name="ce13" style:family="table-cell" style:parent-style-name="Default" style:data-style-name="N10000"/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benschluss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Äußere Kennlinie</text:p>
          </table:table-cell>
          <table:covered-table-cell table:number-columns-repeated="17" table:style-name="ce5"/>
          <table:table-cell table:number-columns-repeated="46"/>
        </table:table-row>
        <table:table-row table:style-name="ro1">
          <table:table-cell>
            <draw:frame draw:z-index="0" draw:name="Picture 3" draw:style-name="gr1" draw:text-style-name="P1" svg:width="22.942cm" svg:height="1.718cm" svg:x="0.053cm" svg:y="0.389cm">
              <draw:image xlink:href="Pictures/100000000000038300000041F188AE17CADD765B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2" table:number-columns-repeated="2"/>
          <table:table-cell>
            <draw:frame table:end-cell-address="nebenschluss.K21" table:end-x="0.779cm" table:end-y="0.304cm" draw:z-index="1" draw:name="Chart 4" draw:style-name="gr2" draw:text-style-name="P1" svg:width="12.217cm" svg:height="6.774cm" svg:x="1.631cm" svg:y="0.347cm">
              <draw:object draw:notify-on-update-of-ranges="Nebenschluss_Daten.A2:Nebenschluss_Daten.A11 Nebenschluss_Daten.B2:Nebenschluss_Daten.B11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61"/>
        </table:table-row>
        <table:table-row table:style-name="ro1" table:number-rows-repeated="10">
          <table:table-cell table:style-name="ce2" table:number-columns-repeated="2"/>
          <table:table-cell table:number-columns-repeated="6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ebenschluss_Daten" table:style-name="ta2">
        <office:forms form:automatic-focus="false" form:apply-design-mode="false"/>
        <table:table-column table:style-name="co2" table:number-columns-repeated="2" table:default-cell-style-name="ce13"/>
        <table:table-column table:style-name="co2" table:default-cell-style-name="Default"/>
        <table:table-row table:style-name="ro1">
          <table:table-cell table:style-name="ce11" office:value-type="string" calcext:value-type="string">
            <text:p>I_A</text:p>
          </table:table-cell>
          <table:table-cell table:style-name="ce11" office:value-type="string" calcext:value-type="string">
            <text:p>U_A</text:p>
          </table:table-cell>
          <table:table-cell office:value-type="string" calcext:value-type="string">
            <text:p>I_E</text:p>
          </table:table-cell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75" calcext:value-type="float">
            <text:p>275</text:p>
          </table:table-cell>
          <table:table-cell table:style-name="ce13" office:value-type="float" office:value="2.3" calcext:value-type="float">
            <text:p>2.3</text:p>
          </table:table-cell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243" calcext:value-type="float">
            <text:p>243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215" calcext:value-type="float">
            <text:p>215</text:p>
          </table:table-cell>
          <table:table-cell table:style-name="ce13" office:value-type="float" office:value="1.7" calcext:value-type="float">
            <text:p>1.7</text:p>
          </table:table-cell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191.1" calcext:value-type="float">
            <text:p>191.1</text:p>
          </table:table-cell>
          <table:table-cell table:style-name="ce13" office:value-type="float" office:value="1.5" calcext:value-type="float">
            <text:p>1.5</text:p>
          </table:table-cell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69.4" calcext:value-type="float">
            <text:p>169.4</text:p>
          </table:table-cell>
          <table:table-cell table:style-name="ce13" office:value-type="float" office:value="1.35" calcext:value-type="float">
            <text:p>1.35</text:p>
          </table:table-cell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150" calcext:value-type="float">
            <text:p>150</text:p>
          </table:table-cell>
          <table:table-cell table:style-name="ce13" office:value-type="float" office:value="1.2" calcext:value-type="float">
            <text:p>1.2</text:p>
          </table:table-cell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133" calcext:value-type="float">
            <text:p>133</text:p>
          </table:table-cell>
          <table:table-cell table:style-name="ce13" office:value-type="float" office:value="1.1" calcext:value-type="float">
            <text:p>1.1</text:p>
          </table:table-cell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118" calcext:value-type="float">
            <text:p>118</text:p>
          </table:table-cell>
          <table:table-cell table:style-name="ce13" office:value-type="float" office:value="0.95" calcext:value-type="float">
            <text:p>0.95</text:p>
          </table:table-cell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107.3" calcext:value-type="float">
            <text:p>107.3</text:p>
          </table:table-cell>
          <table:table-cell table:style-name="ce13" office:value-type="float" office:value="0.9" calcext:value-type="float">
            <text:p>0.9</text:p>
          </table:table-cell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95.9" calcext:value-type="float">
            <text:p>95.9</text:p>
          </table:table-cell>
          <table:table-cell table:style-name="ce13" office:value-type="float" office:value="0.8" calcext:value-type="float">
            <text:p>0.8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.00.0000</text:date>, <text:time style:data-style-name="N2" text:time-value="14:59:00.94194831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reihenschluss" style:display-name="PageStyle_reihenschlu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benschluss" style:display-name="PageStyle_nebenschlu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emderregt" style:display-name="PageStyle_fremderreg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rmin Wessel</meta:initial-creator>
    <meta:creation-date>2020-08-17T17:06:58</meta:creation-date>
    <dc:date>2020-08-19T15:18:48.309821274</dc:date>
    <meta:generator>LibreOffice/6.4.4.2$Linux_X86_64 LibreOffice_project/40$Build-2</meta:generator>
    <meta:editing-duration>PT21M6S</meta:editing-duration>
    <meta:editing-cycles>3</meta:editing-cycles>
    <meta:document-statistic meta:table-count="2" meta:cell-count="34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fo:language="en" fo:country="GB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fo:language="en" fo:country="GB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22cm" svg:height="7.62cm" xlink:href=".." xlink:type="simple" chart:class="chart:scatter" chart:style-name="ch1">
        <chart:title svg:x="4.347cm" svg:y="0.288cm" chart:style-name="ch2">
          <text:p>Äußere Kennlinie</text:p>
        </chart:title>
        <chart:plot-area chart:style-name="ch3" table:cell-range-address="Nebenschluss_Daten.A2:Nebenschluss_Daten.B11" chart:data-source-has-labels="row" svg:x="1.265cm" svg:y="1.225cm" svg:width="10.711cm" svg:height="5.252cm">
          <chartooo:coordinate-region svg:x="1.842cm" svg:y="1.385cm" svg:width="9.973cm" svg:height="4.674cm"/>
          <chart:axis chart:dimension="x" chart:name="primary-x" chart:style-name="ch4">
            <chart:title svg:x="6.318cm" svg:y="6.629cm" chart:style-name="ch5">
              <text:p>I_A</text:p>
            </chart:title>
            <chart:grid chart:style-name="ch6" chart:class="major"/>
          </chart:axis>
          <chart:axis chart:dimension="y" chart:name="primary-y" chart:style-name="ch4">
            <chart:title svg:x="0.451cm" svg:y="4.22cm" chart:style-name="ch7">
              <text:p>U_A</text:p>
            </chart:title>
            <chart:grid chart:style-name="ch6" chart:class="major"/>
          </chart:axis>
          <chart:series chart:style-name="ch8" chart:values-cell-range-address="Nebenschluss_Daten.B2:Nebenschluss_Daten.B11" loext:label-string="&quot;U_A&quot;" chart:class="chart:scatter">
            <chart:domain table:cell-range-address="Nebenschluss_Daten.A2:Nebenschluss_Daten.A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U_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Nebenschluss_Daten.A2:Nebenschluss_Daten.A11</svg:desc>
                </draw:g>
              </table:table-cell>
              <table:table-cell office:value-type="float" office:value="275">
                <text:p>275</text:p>
                <draw:g>
                  <svg:desc>Nebenschluss_Daten.B2:Nebenschluss_Daten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">
                <text:p>3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">
                <text:p>4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191.1">
                <text:p>191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69.4">
                <text:p>16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">
                <text:p>5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">
                <text:p>5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">
                <text:p>5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">
                <text:p>52</text:p>
              </table:table-cell>
              <table:table-cell office:value-type="float" office:value="107.3">
                <text:p>10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95.9">
                <text:p>95.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4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